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2.27cm" svg:y="8.62cm">
          <text:p text:style-name="P1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9.89cm" svg:y="8.62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51cm" svg:y="8.62cm">
          <text:p text:style-name="P1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5-10-15T21:28:53.903124144</dc:date>
    <meta:editing-duration>PT16M41S</meta:editing-duration>
    <meta:editing-cycles>3</meta:editing-cycles>
    <meta:generator>LibreOffice/4.2.8.2$Linux_X86_64 LibreOffice_project/420m0$Build-2</meta:generator>
    <meta:document-statistic meta:object-count="3"/>
  </office:meta>
</office:document-meta>
</file>